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RuntimeException.PortalRuntim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RuntimeException.Portal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RuntimeException.PortalRuntim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RuntimeException.PortalRuntim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